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0e6c5" officeooo:paragraph-rsid="0000e6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denti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8:30:53.776628940</meta:creation-date>
    <meta:editing-cycles>2</meta:editing-cycles>
    <meta:generator>LibreOffice/5.1.6.2$Linux_X86_64 LibreOffice_project/10m0$Build-2</meta:generator>
    <meta:editing-duration>PT25S</meta:editing-duration>
    <dc:date>2017-05-12T18:31:18.755798880</dc:date>
    <meta:document-statistic meta:table-count="0" meta:image-count="0" meta:object-count="0" meta:page-count="1" meta:paragraph-count="1" meta:word-count="1" meta:character-count="13" meta:non-whitespace-character-count="13"/>
    <meta:template xlink:type="simple" xlink:actuate="onRequest" xlink:title="1c6a12929b08d316812ef82128d6efff" xlink:href="../1c6a12929b08d316812ef82128d6efff.ott" meta:date="2017-05-12T18:30:53.345269986"/>
  </office:meta>
</office:document-meta>
</file>